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444cm" fo:min-width="3.721cm" draw:shadow="hidden"/>
    </style:style>
    <style:style style:name="gr2" style:family="graphic" style:parent-style-name="objectwithoutfill">
      <style:graphic-properties draw:stroke="solid" svg:stroke-color="#1b75bc" draw:marker-start="Arrow" draw:marker-start-width="0.61cm" draw:marker-end="Arrow" draw:marker-end-width="0.61cm" draw:fill="none" draw:textarea-vertical-align="middle"/>
    </style:style>
    <style:style style:name="gr3" style:family="graphic" style:parent-style-name="objectwithoutfill">
      <style:graphic-properties draw:stroke="solid" draw:marker-start="" draw:marker-start-width="0.508cm" draw:marker-end="Arrow" draw:marker-end-width="0.61cm" draw:fill="none" draw:textarea-vertical-align="middle"/>
    </style:style>
    <style:style style:name="gr4" style:family="graphic" style:parent-style-name="objectwithoutfill">
      <style:graphic-properties draw:stroke="solid" draw:marker-start="" draw:marker-end="Arrow" draw:marker-end-width="0.61cm" draw:fill="none" draw:textarea-vertical-align="middle"/>
    </style:style>
    <style:style style:name="gr5" style:family="graphic" style:parent-style-name="objectwithoutfill">
      <style:graphic-properties draw:stroke="solid" svg:stroke-color="#00a65d" draw:marker-start="" draw:marker-end="Arrow" draw:marker-end-width="0.61cm" draw:fill="none" draw:textarea-vertical-align="middle"/>
    </style:style>
    <style:style style:name="gr6" style:family="graphic" style:parent-style-name="objectwithoutfill">
      <style:graphic-properties draw:stroke="solid" draw:stroke-dash="Dashed_20__28_var_29_" svg:stroke-color="#ed1c24" draw:marker-start="" draw:marker-end="Arrow" draw:marker-end-width="0.61cm" draw:fill="none" draw:textarea-vertical-align="middle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9.479cm" fo:min-width="27.2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176cm"/>
    </style:style>
    <style:style style:name="gr10" style:family="graphic" style:parent-style-name="standard">
      <style:graphic-properties draw:stroke="none" svg:stroke-color="#000000" draw:fill="none" draw:fill-color="#ffffff" fo:min-height="3.937cm"/>
    </style:style>
    <style:style style:name="gr11" style:family="graphic" style:parent-style-name="standard">
      <style:graphic-properties draw:stroke="none" svg:stroke-color="#000000" draw:fill="none" draw:fill-color="#ffffff" fo:min-height="2.544cm"/>
    </style:style>
    <style:style style:name="gr12" style:family="graphic" style:parent-style-name="standard">
      <style:graphic-properties draw:stroke="none" svg:stroke-color="#000000" draw:fill="none" draw:fill-color="#ffffff" fo:min-height="0.769cm"/>
    </style:style>
    <style:style style:name="gr13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66b3"/>
    </style:style>
    <style:style style:name="P5" style:family="paragraph">
      <loext:graphic-properties draw:fill="none" draw:fill-color="#ffffff"/>
      <style:text-properties fo:color="#0066b3"/>
    </style:style>
    <style:style style:name="P6" style:family="paragraph">
      <loext:graphic-properties draw:fill="none" draw:fill-color="#ffffff"/>
    </style:style>
    <style:style style:name="P7" style:family="paragraph">
      <style:text-properties fo:color="#00a65d"/>
    </style:style>
    <style:style style:name="P8" style:family="paragraph">
      <loext:graphic-properties draw:fill="none" draw:fill-color="#ffffff"/>
      <style:text-properties fo:color="#00a65d"/>
    </style:style>
    <style:style style:name="P9" style:family="paragraph">
      <style:text-properties fo:color="#ed1c24"/>
    </style:style>
    <style:style style:name="P10" style:family="paragraph">
      <loext:graphic-properties draw:fill="none" draw:fill-color="#ffffff"/>
      <style:text-properties fo:color="#ed1c24"/>
    </style:style>
    <style:style style:name="P11" style:family="paragraph">
      <style:text-properties fo:font-size="13pt"/>
    </style:style>
    <style:style style:name="P12" style:family="paragraph">
      <loext:graphic-properties draw:fill="none" draw:fill-color="#ffffff"/>
      <style:text-properties fo:font-size="13pt"/>
    </style:style>
    <style:style style:name="T1" style:family="text">
      <style:text-properties fo:color="#00a6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69cm" svg:height="3.81cm" svg:x="1cm" svg:y="13.044cm">
          <text:p text:style-name="P1">BINAIRE</text:p>
          <text:p text:style-name="P1">BASE 2</text:p>
          <text:p text:style-name="P1">Chiffre de 0 à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969cm" svg:height="3.81cm" svg:x="22.731cm" svg:y="13.065cm">
          <text:p text:style-name="P1">HEXADECIMAL</text:p>
          <text:p text:style-name="P1">BASE 16</text:p>
          <text:p text:style-name="P1">Chiffre de 0 à 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5.969cm" svg:height="3.81cm" svg:x="11.866cm" svg:y="1.035cm">
          <text:p text:style-name="P1">DECIMAL</text:p>
          <text:p text:style-name="P1">BASE 10</text:p>
          <text:p text:style-name="P1">Chiffre de 0 à 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893cm" svg:x1="3.985cm" svg:y1="16.854cm" svg:x2="25.716cm" svg:y2="16.875cm" draw:start-shape="id1" draw:start-glue-point="8" draw:end-shape="id2" draw:end-glue-point="8" svg:d="M3985 16854c0 2124 21731 2113 21731 21" svg:viewBox="0 0 21732 1593">
          <text:p/>
        </draw:connector>
        <draw:connector draw:style-name="gr3" draw:text-style-name="P3" draw:layer="layout" draw:type="curve" svg:x1="3.985cm" svg:y1="13.044cm" svg:x2="11.866cm" svg:y2="2.94cm" draw:start-shape="id1" draw:start-glue-point="4" draw:end-shape="id3" draw:end-glue-point="6" svg:d="M3985 13044c0-6736 2627-10104 7881-10104" svg:viewBox="0 0 7882 10105">
          <text:p/>
        </draw:connector>
        <draw:connector draw:style-name="gr4" draw:text-style-name="P3" draw:layer="layout" draw:type="curve" svg:x1="25.716cm" svg:y1="13.065cm" svg:x2="17.835cm" svg:y2="2.94cm" draw:start-shape="id2" draw:start-glue-point="4" draw:end-shape="id3" draw:end-glue-point="10" svg:d="M25716 13065c0-6750-2627-10125-7881-10125" svg:viewBox="0 0 7882 10126">
          <text:p/>
        </draw:connector>
        <draw:connector draw:style-name="gr5" draw:text-style-name="P3" draw:layer="layout" draw:type="curve" svg:x1="12.74cm" svg:y1="4.287cm" svg:x2="6.095cm" svg:y2="13.602cm" draw:start-shape="id3" draw:start-glue-point="7" draw:end-shape="id1" draw:end-glue-point="11" svg:d="M12740 4287c0 6987-6645 2330-6645 9315" svg:viewBox="0 0 6646 9316">
          <text:p/>
        </draw:connector>
        <draw:connector draw:style-name="gr6" draw:text-style-name="P3" draw:layer="layout" draw:type="curve" svg:x1="16.961cm" svg:y1="4.287cm" svg:x2="23.605cm" svg:y2="13.623cm" draw:start-shape="id3" draw:start-glue-point="9" draw:end-shape="id2" draw:end-glue-point="5" svg:d="M16961 4287c0 7003 6644 2336 6644 9336" svg:viewBox="0 0 6645 9337">
          <text:p/>
        </draw:connector>
        <draw:custom-shape draw:style-name="gr7" draw:text-style-name="P1" draw:layer="layout" svg:width="27.7cm" svg:height="9.729cm" svg:x="1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0.153cm" svg:height="1.143cm" svg:x="9.774cm" svg:y="16.748cm">
          <draw:text-box>
            <text:p text:style-name="P4">Méthode directe : paquet de 4 bits</text:p>
          </draw:text-box>
        </draw:frame>
        <draw:frame draw:style-name="gr9" draw:text-style-name="P6" draw:layer="layout" svg:width="3.119cm" svg:height="1.426cm" draw:transform="rotate (-1.0471975511966) translate (24.46cm 4.141cm)">
          <draw:text-box>
            <text:p>Formule</text:p>
          </draw:text-box>
        </draw:frame>
        <draw:frame draw:style-name="gr9" draw:text-style-name="P6" draw:layer="layout" svg:width="3.119cm" svg:height="1.426cm" draw:transform="rotate (1.0471975511966) translate (3.921cm 6.368cm)">
          <draw:text-box>
            <text:p>Formule</text:p>
          </draw:text-box>
        </draw:frame>
        <draw:frame draw:style-name="gr10" draw:text-style-name="P8" draw:layer="layout" svg:width="6.096cm" svg:height="4.187cm" svg:x="6.334cm" svg:y="4.56cm">
          <draw:text-box>
            <text:p text:style-name="P7"><text:span text:style-name="T1"><text:s text:c="4"/></text:span><text:span text:style-name="T1">Tableau des <text:s text:c="11"/>puissances de 2</text:span></text:p>
            <text:p text:style-name="P7"><text:span text:style-name="T1"><text:s text:c="12"/></text:span><text:span text:style-name="T1">OU</text:span></text:p>
            <text:p text:style-name="P7"><text:span text:style-name="T1"><text:s text:c="2"/></text:span><text:span text:style-name="T1">Suite de divisions <text:s text:c="6"/>entières par 2</text:span></text:p>
          </draw:text-box>
        </draw:frame>
        <draw:frame draw:style-name="gr11" draw:text-style-name="P10" draw:layer="layout" svg:width="6.096cm" svg:height="2.794cm" svg:x="17.002cm" svg:y="5.572cm">
          <draw:text-box>
            <text:p text:style-name="P9"><text:s text:c="2"/>Suite de divisions <text:s text:c="6"/>entières par 16</text:p>
          </draw:text-box>
        </draw:frame>
        <draw:frame draw:style-name="gr12" draw:text-style-name="P12" draw:layer="layout" svg:width="5.073cm" svg:height="1.019cm" svg:x="12.314cm" svg:y="10.649cm">
          <draw:text-box>
            <text:p text:style-name="P11">Monde des machines</text:p>
          </draw:text-box>
        </draw:frame>
        <draw:frame draw:style-name="gr12" draw:text-style-name="P12" draw:layer="layout" svg:width="5.073cm" svg:height="1.019cm" svg:x="12.315cm" svg:y="9.35cm">
          <draw:text-box>
            <text:p text:style-name="P11">Monde des humains</text:p>
          </draw:text-box>
        </draw:frame>
        <draw:line draw:style-name="gr13" draw:text-style-name="P3" draw:layer="layout" svg:x1="1cm" svg:y1="10.271cm" svg:x2="28.94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000000" draw:marker-start-width="0.2cm" draw:marker-start-center="false" draw:marker-end-width="0.2cm" draw:marker-end-center="false" draw:fill="solid" draw:fill-color="#000000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marker-start="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3:46:53.181530181</meta:creation-date>
    <dc:date>2019-07-25T00:46:01.803719139</dc:date>
    <meta:editing-duration>PT27M10S</meta:editing-duration>
    <meta:editing-cycles>3</meta:editing-cycles>
    <meta:generator>LibreOffice/6.0.7.3$Linux_X86_64 LibreOffice_project/00m0$Build-3</meta:generator>
    <meta:document-statistic meta:object-count="17"/>
  </office:meta>
</office:document-meta>
</file>